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00/00/00</text:date>, <text:time style:data-style-name="N2" text:time-value="22:42:15.101867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2:43:03.905467736</dc:date>
    <meta:creation-date>2014-12-14T08:12:00Z</meta:creation-date>
    <meta:editing-cycles>512</meta:editing-cycles>
    <meta:editing-duration>PT22H19M3S</meta:editing-duration>
    <meta:generator>LibreOffice/6.0.7.3$Linux_X86_64 LibreOffice_project/00m0$Build-3</meta:generator>
    <meta:document-statistic meta:table-count="9" meta:cell-count="1538" meta:object-count="0"/>
  </office:meta>
</office:document-meta>
</file>